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385.94pt"/>
    </style:style>
    <style:style style:name="co6" style:family="table-column">
      <style:table-column-properties fo:break-before="auto" style:column-width="109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Cabin" fo:font-size="10pt" style:font-name-asian="Noto Sans CJK SC Regular" style:font-size-asian="10pt" style:font-name-complex="FreeSans" style:font-size-complex="10pt"/>
    </style:style>
    <style:style style:name="ce7" style:family="table-cell" style:parent-style-name="Default">
      <style:table-cell-properties fo:border="none"/>
      <style:text-properties style:font-name="Cabi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bi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Usage</text:p>
          </table:table-cell>
          <table:table-cell table:style-name="ce9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.7 Ohms resistor</text:p>
          </table:table-cell>
          <table:table-cell table:style-name="ce5" office:value-type="string" calcext:value-type="string">
            <text:p>Bootstrap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overflademontering-faste-modstande/8673047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CDC converter</text:p>
          </table:table-cell>
          <table:table-cell table:style-name="ce5" office:value-type="string" calcext:value-type="string">
            <text:p>12V rail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dc-dc-stromforsyningsmoduler/661817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% Resistor</text:p>
          </table:table-cell>
          <table:table-cell table:style-name="ce5" office:value-type="string" calcext:value-type="string">
            <text:p>Rset for DCDC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http://dk.rs-online.com/web/p/overflademontering-faste-modstande/679207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pacitor</text:p>
          </table:table-cell>
          <table:table-cell table:style-name="ce5" office:value-type="string" calcext:value-type="string">
            <text:p>Output Cap for DCDC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aluminium-kondensatorer/7083557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urrent-sense amplifier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unt resistor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overflademontering-faste-modstande/134822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ffer</text:p>
          </table:table-cell>
          <table:table-cell table:style-name="ce5" office:value-type="string" calcext:value-type="string">
            <text:p>PWM level shift buffer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buffere/6628944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Driver – HIP4081AIBZ</text:p>
          </table:table-cell>
          <table:table-cell table:style-name="ce5" office:value-type="string" calcext:value-type="string">
            <text:p>motor driver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http://dk.rs-online.com/web/p/mosfet-power-drivere/2163484/ 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MOSFETS – FDV303N</text:p>
          </table:table-cell>
          <table:table-cell table:style-name="ce5" office:value-type="string" calcext:value-type="string">
            <text:p>genereal purpose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mosfet-transistorer/354489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MD power ressistor</text:p>
          </table:table-cell>
          <table:table-cell table:style-name="ce5" office:value-type="string" calcext:value-type="string">
            <text:p>inrush current 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http://dk.rs-online.com/web/p/overflademontering-faste-modstande/8098982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00 Ohm resistor</text:p>
          </table:table-cell>
          <table:table-cell table:style-name="ce5" office:value-type="string" calcext:value-type="string">
            <text:p>Anti-aliasing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ergstack connector</text:p>
          </table:table-cell>
          <table:table-cell table:style-name="ce5" office:value-type="string" calcext:value-type="string">
            <text:p>Microzed connection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http://dk.rs-online.com/web/p/print-fatninger/6159338/</text:p>
          </table:table-cell>
          <table:table-cell table:style-name="ce11" office:value-type="string" calcext:value-type="string">
            <text:p>TJEK MED THOMAS</text:p>
          </table:table-cell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AND gate</text:p>
          </table:table-cell>
          <table:table-cell table:style-name="ce5" office:value-type="string" calcext:value-type="string">
            <text:p>relay AND gate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11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NECTORS TIL ALT!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style-name="ce8"/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0:26:47.866506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9-14T13:39:40.808722667</dc:date>
    <meta:editing-duration>PT13H35M48S</meta:editing-duration>
    <meta:editing-cycles>17</meta:editing-cycles>
    <meta:generator>LibreOffice/5.1.6.2$Linux_X86_64 LibreOffice_project/10m0$Build-2</meta:generator>
    <meta:document-statistic meta:table-count="1" meta:cell-count="74" meta:object-count="0"/>
  </office:meta>
</office:document-meta>
</file>